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row>
              <msub>
                <mi>F</mi>
                <mrow>
                  <mn>1</mn>
                  <mi>x</mi>
                </mrow>
              </msub>
              <mo stretchy="false">=</mo>
              <mrow>
                <mspace width="2em"/>
                <mo stretchy="false">−</mo>
                <mrow>
                  <mn>450</mn>
                  <mo stretchy="false">⋅</mo>
                  <mi>cos</mi>
                </mrow>
              </mrow>
            </mrow>
            <mrow>
              <mrow>
                <mo fence="true" form="prefix" stretchy="true">(</mo>
                <mrow>
                  <mrow>
                    <mn>60</mn>
                    <mi>º</mi>
                  </mrow>
                </mrow>
                <mo fence="true" form="postfix" stretchy="true">)</mo>
              </mrow>
              <mo stretchy="false">⋅</mo>
              <mi mathvariant="italic">sen</mi>
            </mrow>
            <mrow>
              <mo fence="true" form="prefix" stretchy="true">(</mo>
              <mrow>
                <mrow>
                  <mn>45</mn>
                  <mi>º</mi>
                </mrow>
              </mrow>
              <mo fence="true" form="postfix" stretchy="true">)</mo>
            </mrow>
            <mrow>
              <mspace width="2em"/>
              <mo stretchy="false">=</mo>
              <mrow>
                <mspace width="2em"/>
                <mo stretchy="false">−</mo>
                <mn>159.09902</mn>
              </mrow>
            </mrow>
            <mi>N</mi>
          </mrow>
        </mtd>
      </mtr>
      <mtr>
        <mtd>
          <mrow>
            <mrow>
              <msub>
                <mi>F</mi>
                <mrow>
                  <mn>1</mn>
                  <mi>y</mi>
                </mrow>
              </msub>
              <mo stretchy="false">=</mo>
              <mspace width="2em"/>
            </mrow>
            <mrow>
              <mn>450</mn>
              <mo stretchy="false">⋅</mo>
              <mi>cos</mi>
            </mrow>
            <mrow>
              <mo fence="true" form="prefix" stretchy="true">(</mo>
              <mrow>
                <mrow>
                  <mn>30</mn>
                  <mi>º</mi>
                </mrow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n>275.56759</mn>
            <mi>N</mi>
          </mrow>
        </mtd>
      </mtr>
      <mtr>
        <mtd>
          <mrow>
            <mrow>
              <msub>
                <mi>F</mi>
                <mrow>
                  <mn>1</mn>
                  <mi>z</mi>
                </mrow>
              </msub>
              <mo stretchy="false">=</mo>
              <mspace width="2em"/>
            </mrow>
            <mrow>
              <mn>450</mn>
              <mo stretchy="false">⋅</mo>
              <mi>cos</mi>
            </mrow>
            <mrow>
              <mo fence="true" form="prefix" stretchy="true">(</mo>
              <mrow>
                <mrow>
                  <mn>45</mn>
                  <mi>º</mi>
                </mrow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n>318.1980</mn>
            <mi>N</mi>
          </mrow>
        </mtd>
      </mtr>
      <mtr>
        <mtd>
          <mrow/>
        </mtd>
      </mtr>
      <mtr>
        <mtd>
          <mrow>
            <msub>
              <mi>F</mi>
              <mn>1</mn>
            </msub>
            <mrow>
              <mspace width="2em"/>
              <mo stretchy="false">=</mo>
              <mspace width="2em"/>
            </mrow>
            <mrow>
              <mo fence="true" form="prefix" stretchy="true">(</mo>
              <mrow>
                <mrow>
                  <mrow>
                    <mo stretchy="false">−</mo>
                    <mn>159.09902</mn>
                  </mrow>
                  <mi>;</mi>
                  <mn>275.56759</mn>
                  <mi>;</mi>
                  <mn>318.1980</mn>
                </mrow>
              </mrow>
              <mo fence="true" form="postfix" stretchy="true">)</mo>
            </mrow>
            <mi>N</mi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>
            <mrow>
              <msub>
                <mi>F</mi>
                <mrow>
                  <mn>2</mn>
                  <mi>x</mi>
                </mrow>
              </msub>
              <mo stretchy="false">=</mo>
              <mspace width="2em"/>
            </mrow>
            <mrow>
              <mn>600</mn>
              <mo stretchy="false">⋅</mo>
              <mi>cos</mi>
            </mrow>
            <mrow>
              <mo fence="true" form="prefix" stretchy="true">(</mo>
              <mrow>
                <mrow>
                  <mn>45</mn>
                  <mi>º</mi>
                </mrow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n>424.2640</mn>
            <mi>N</mi>
          </mrow>
        </mtd>
      </mtr>
      <mtr>
        <mtd>
          <mrow>
            <mrow>
              <msub>
                <mi>F</mi>
                <mrow>
                  <mn>2</mn>
                  <mi>y</mi>
                </mrow>
              </msub>
              <mo stretchy="false">=</mo>
              <mspace width="2em"/>
            </mrow>
            <mrow>
              <mn>600</mn>
              <mo stretchy="false">⋅</mo>
              <mi>cos</mi>
            </mrow>
            <mrow>
              <mo fence="true" form="prefix" stretchy="true">(</mo>
              <mrow>
                <mrow>
                  <mn>60</mn>
                  <mi>º</mi>
                </mrow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n>300</mn>
            <mi>N</mi>
          </mrow>
        </mtd>
      </mtr>
      <mtr>
        <mtd>
          <mrow/>
        </mtd>
      </mtr>
      <mtr>
        <mtd>
          <mrow>
            <mi>x</mi>
            <mi>'</mi>
            <mrow>
              <mspace width="2em"/>
              <mo stretchy="false">=</mo>
              <mspace width="2em"/>
            </mrow>
            <mn>300</mn>
            <mi>º</mi>
          </mrow>
        </mtd>
      </mtr>
      <mtr>
        <mtd>
          <mrow>
            <mi>x</mi>
            <mi>'</mi>
            <mi>'</mi>
            <mrow>
              <mspace width="2em"/>
              <mo stretchy="false">=</mo>
              <mspace width="2em"/>
            </mrow>
            <mn>60</mn>
            <mi>º</mi>
          </mrow>
        </mtd>
      </mtr>
      <mtr>
        <mtd>
          <mrow/>
        </mtd>
      </mtr>
      <mtr>
        <mtd>
          <mrow>
            <mrow>
              <msub>
                <mi>F</mi>
                <mrow>
                  <mn>2</mn>
                  <mi>z</mi>
                </mrow>
              </msub>
              <mo stretchy="false">=</mo>
              <mrow>
                <mspace width="2em"/>
                <mo stretchy="false">−</mo>
                <mrow>
                  <mn>600</mn>
                  <mo stretchy="false">⋅</mo>
                  <mi>cos</mi>
                </mrow>
              </mrow>
            </mrow>
            <mrow>
              <mo fence="true" form="prefix" stretchy="true">(</mo>
              <mrow>
                <mrow>
                  <mn>60</mn>
                  <mi>º</mi>
                </mrow>
              </mrow>
              <mo fence="true" form="postfix" stretchy="true">)</mo>
            </mrow>
            <mrow>
              <mspace width="2em"/>
              <mo stretchy="false">=</mo>
              <mrow>
                <mspace width="2em"/>
                <mo stretchy="false">−</mo>
                <mn>300</mn>
              </mrow>
            </mrow>
            <mi>N</mi>
          </mrow>
        </mtd>
      </mtr>
      <mtr>
        <mtd>
          <mrow/>
        </mtd>
      </mtr>
      <mtr>
        <mtd>
          <mrow>
            <mrow>
              <msub>
                <mi>F</mi>
                <mn>2</mn>
              </msub>
              <mo stretchy="false">=</mo>
              <mrow>
                <mo fence="true" form="prefix" stretchy="true">(</mo>
                <mrow>
                  <mrow>
                    <mn>424.2640</mn>
                    <mrow>
                      <mi>;</mi>
                      <mn>300</mn>
                      <mrow>
                        <mi>;</mi>
                        <mo stretchy="false">−</mo>
                        <mn>300</mn>
                      </mrow>
                    </mrow>
                  </mrow>
                </mrow>
                <mo fence="true" form="postfix" stretchy="true">)</mo>
              </mrow>
            </mrow>
            <mi>N</mi>
          </mrow>
        </mtd>
      </mtr>
      <mtr>
        <mtd>
          <mrow/>
        </mtd>
      </mtr>
      <mtr>
        <mtd>
          <mrow>
            <mrow>
              <msub>
                <mi>F</mi>
                <mi>r</mi>
              </msub>
              <mo stretchy="false">=</mo>
              <mrow>
                <mo fence="true" form="prefix" stretchy="true">(</mo>
                <mrow>
                  <mrow>
                    <mn>265.16498</mn>
                    <mi>;</mi>
                    <mn>575.56759</mn>
                    <mi>;</mi>
                    <mn>18.198</mn>
                  </mrow>
                </mrow>
                <mo fence="true" form="postfix" stretchy="true">)</mo>
              </mrow>
            </mrow>
            <mi>N</mi>
          </mrow>
        </mtd>
      </mtr>
      <mtr>
        <mtd>
          <mrow/>
        </mtd>
      </mtr>
      <mtr>
        <mtd>
          <mrow>
            <mrow>
              <msub>
                <mi>F</mi>
                <mrow>
                  <mi>r</mi>
                </mrow>
              </msub>
              <mo stretchy="false">=</mo>
              <msqrt>
                <mrow>
                  <mrow>
                    <mo fence="true" form="prefix" stretchy="true">(</mo>
                    <mrow>
                      <mrow>
                        <mn>265.16498</mn>
                      </mrow>
                    </mrow>
                    <mo fence="true" form="postfix" stretchy="true">)</mo>
                  </mrow>
                  <mrow>
                    <mi>²</mi>
                    <mo stretchy="false">+</mo>
                    <mrow>
                      <mo fence="true" form="prefix" stretchy="true">(</mo>
                      <mrow>
                        <mrow>
                          <mn>575.56759</mn>
                        </mrow>
                      </mrow>
                      <mo fence="true" form="postfix" stretchy="true">)</mo>
                    </mrow>
                  </mrow>
                  <mrow>
                    <mi>²</mi>
                    <mo stretchy="false">+</mo>
                    <mrow>
                      <mo fence="true" form="prefix" stretchy="true">(</mo>
                      <mrow>
                        <mrow>
                          <mn>18.198</mn>
                        </mrow>
                      </mrow>
                      <mo fence="true" form="postfix" stretchy="true">)</mo>
                    </mrow>
                  </mrow>
                  <mi>²</mi>
                </mrow>
              </msqrt>
            </mrow>
            <mrow>
              <mspace width="2em"/>
              <mo stretchy="false">=</mo>
              <mspace width="2em"/>
            </mrow>
            <mn>633.9729</mn>
          </mrow>
        </mtd>
      </mtr>
      <mtr>
        <mtd>
          <mrow/>
        </mtd>
      </mtr>
      <mtr>
        <mtd>
          <mrow>
            <msub>
              <mi>F</mi>
              <mrow>
                <mi mathvariant="italic">rx</mi>
              </mrow>
            </msub>
            <mrow>
              <mspace width="2em"/>
              <mo stretchy="false">=</mo>
              <mspace width="2em"/>
            </mrow>
            <mfrac>
              <mrow>
                <mn>265.16498</mn>
              </mrow>
              <mrow>
                <mrow>
                  <mo fence="true" form="prefix" stretchy="false">|</mo>
                  <mrow>
                    <mrow>
                      <mn>633.9729</mn>
                    </mrow>
                  </mrow>
                  <mo fence="true" form="postfix" stretchy="false">|</mo>
                </mrow>
              </mrow>
            </mfrac>
            <mrow>
              <mspace width="2em"/>
              <mo stretchy="false">=</mo>
              <mspace width="2em"/>
            </mrow>
            <mi mathvariant="italic">cos</mi>
            <mrow>
              <mo fence="true" form="prefix" stretchy="true">(</mo>
              <mrow>
                <mrow>
                  <mi>x</mi>
                </mrow>
              </mrow>
              <mo fence="true" form="postfix" stretchy="true">)</mo>
            </mrow>
            <mspace width="2em"/>
            <mo stretchy="false">→</mo>
            <mspace width="2em"/>
            <mrow>
              <mi>x</mi>
              <mo stretchy="false">=</mo>
              <msup>
                <mi mathvariant="italic">cos</mi>
                <mrow>
                  <mrow>
                    <mo stretchy="false">−</mo>
                    <mi mathvariant="normal">1</mi>
                  </mrow>
                </mrow>
              </msup>
            </mrow>
            <mrow>
              <mo fence="true" form="prefix" stretchy="true">(</mo>
              <mrow>
                <mrow>
                  <mfrac>
                    <mrow>
                      <mn>265.16498</mn>
                    </mrow>
                    <mrow>
                      <mn>633.9729</mn>
                    </mrow>
                  </mfrac>
                </mrow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n>65,27478977</mn>
            <mi>º</mi>
          </mrow>
        </mtd>
      </mtr>
      <mtr>
        <mtd>
          <mrow/>
        </mtd>
      </mtr>
      <mtr>
        <mtd>
          <mrow>
            <mrow>
              <msub>
                <mi>F</mi>
                <mrow>
                  <mi mathvariant="italic">ry</mi>
                </mrow>
              </msub>
              <mo stretchy="false">=</mo>
              <mspace width="2em"/>
            </mrow>
            <mfrac>
              <mrow>
                <mn>575.56759</mn>
              </mrow>
              <mrow>
                <mo fence="true" form="prefix" stretchy="false">|</mo>
                <mrow>
                  <mn>633.9729</mn>
                </mrow>
                <mo fence="true" form="postfix" stretchy="false">|</mo>
              </mrow>
            </mfrac>
            <mrow>
              <mspace width="2em"/>
              <mo stretchy="false">=</mo>
              <mspace width="2em"/>
            </mrow>
            <mi>cos</mi>
            <mrow>
              <mo fence="true" form="prefix" stretchy="true">(</mo>
              <mrow>
                <mi>x</mi>
              </mrow>
              <mo fence="true" form="postfix" stretchy="true">)</mo>
            </mrow>
            <mspace width="2em"/>
            <mo stretchy="false">→</mo>
            <mspace width="2em"/>
            <mrow>
              <mi>x</mi>
              <mo stretchy="false">=</mo>
              <mspace width="2em"/>
            </mrow>
            <mn>24,78672718</mn>
            <mi>º</mi>
          </mrow>
        </mtd>
      </mtr>
      <mtr>
        <mtd>
          <mrow/>
        </mtd>
      </mtr>
      <mtr>
        <mtd>
          <mrow>
            <mrow>
              <msub>
                <mi>F</mi>
                <mrow>
                  <mi mathvariant="italic">rz</mi>
                </mrow>
              </msub>
              <mo stretchy="false">=</mo>
              <mspace width="2em"/>
            </mrow>
            <mfrac>
              <mrow>
                <mn>18.198</mn>
              </mrow>
              <mrow>
                <mo fence="true" form="prefix" stretchy="false">|</mo>
                <mrow>
                  <mn>633.9729</mn>
                </mrow>
                <mo fence="true" form="postfix" stretchy="false">|</mo>
              </mrow>
            </mfrac>
            <mrow>
              <mspace width="2em"/>
              <mo stretchy="false">=</mo>
              <mspace width="2em"/>
            </mrow>
            <mi mathvariant="italic">cos</mi>
            <mrow>
              <mo fence="true" form="prefix" stretchy="true">(</mo>
              <mrow>
                <mrow>
                  <mi>x</mi>
                </mrow>
              </mrow>
              <mo fence="true" form="postfix" stretchy="true">)</mo>
            </mrow>
            <mspace width="2em"/>
            <mo stretchy="false">→</mo>
            <mspace width="2em"/>
            <mi>x</mi>
            <mrow>
              <mspace width="2em"/>
              <mo stretchy="false">=</mo>
              <mspace width="2em"/>
            </mrow>
            <mn>88,35467567</mn>
            <mi>º</mi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>
            <mi mathvariant="normal">❑</mi>
          </mrow>
        </mtd>
      </mtr>
    </mtable>
    <annotation encoding="StarMath 5.0">{ { F _ { 1 x } = { ~ - { 450 cdot cos } } } { left ( { 60 º } right ) cdot sen } left ( { 45 º } right ) { ~ = { ~ - 159.09902 } } N } newline { { F _ { 1 y } = ~ } { 450 cdot cos } left ( { 30 º } right ) { ~ = ~ } 275.56759 N } newline { { F _ { 1 z } = ~ } { 450 cdot cos } left ( { 45 º } right ) { ~ = ~ } 318.1980 N } newline { } newline { F _ 1 { ~ = ~ } left ( { - 159.09902 ; 275.56759 ; 318.1980 } right ) N } newline { } newline { } newline { } newline { { F _ { 2 x } = ~ } { 600 cdot cos } left ( { 45 º } right ) { ~ = ~ } 424.2640 N } newline { { F _ { 2 y } = ~ } { 600 cdot cos } left ( { 60 º } right ) { ~ = ~ } 300 N } newline { } newline { x ' { ~ = ~ } 300 º } newline { x ' ' { ~ = ~ } 60 º } newline { } newline { { F _ { 2 z } = { ~ - { 600 cdot cos } } } left ( { 60 º } right ) { ~ = { ~ - 300 } } N } newline { } newline { { F _ 2 = left ( { 424.2640 { ; 300 { ; - 300 } } } right ) } N } newline { } newline { { F _ r = left ( { 265.16498 ; 575.56759 ; 18.198 } right ) } N } newline { } newline { { F _ r = sqrt { left ( 265.16498 right ) { ² + left ( 575.56759 right ) } { ² + left ( 18.198 right ) } ² } } { ~ = ~ } 633.9729 } newline { } newline { F _ rx { ~ = ~ } { 265.16498 over lline 633.9729 rline } { ~ = ~ } cos left ( x right ) ~ rightarrow ~ { x = cos ^ - 1 } left ( { 265.16498 over 633.9729 } right ) { ~ = ~ } 65,27478977 º } newline { } newline { { F _ ry = ~ } { 575.56759 over lline 633.9729 rline } { ~ = ~ } cos left ( x right ) ~ rightarrow ~ { x = ~ } 24,78672718 º } newline { } newline { { F _ rz = ~ } { 18.198 over lline 633.9729 rline } { ~ = ~ } cos left ( x right ) ~ rightarrow ~ x { ~ = ~ } 88,35467567 º } newline { } newline { } newline { } newline { } newline { } newline { } newline { } newline &lt;?&gt;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0T23:46:55.705000000</meta:creation-date>
    <dc:date>2024-09-11T00:13:08.711000000</dc:date>
    <meta:editing-duration>PT3M17S</meta:editing-duration>
    <meta:editing-cycles>3</meta:editing-cycles>
    <meta:generator>LibreOffice/24.2.3.2$Windows_X86_64 LibreOffice_project/433d9c2ded56988e8a90e6b2e771ee4e6a5ab2ba</meta:generator>
  </office:meta>
</office:document-meta>
</file>